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D Simgle Instruction Multiple Data</text:p>
      <text:p text:style-name="P2"/>
      <text:p text:style-name="P2">Superskalarität</text:p>
      <text:p text:style-name="P2"><text:tab/>-Super Skalar weil Ergebnis mehr als ein Skalar ist</text:p>
      <text:p text:style-name="P2"><text:tab/>-mit einem Befehl mehrere Ergebnise</text:p>
      <text:p text:style-name="P2"><text:tab/>-Im Schnitt immer 2 Befehle auf einmal wenn im prozessor</text:p>
      <text:p text:style-name="P2"><text:tab/>-Prozessoren haben dann mehr Floating point unit usw.</text:p>
      <text:p text:style-name="P2"><text:tab/>-Wie?</text:p>
      <text:p text:style-name="P2"><text:tab/><text:tab/>-Analyse ob sich Befehle einzeln ausführen lassen</text:p>
      <text:p text:style-name="P2"><text:tab/>Superskalar Pipeline</text:p>
      <text:p text:style-name="P2"><text:tab/><text:tab/>-Genauso wie normale Pipeline mit mehreren ausführern (wie heißen die?)</text:p>
      <text:p text:style-name="P2"><text:tab/><text:tab/>-Mehrere Befehle zu einzelnen komplexen Befehlen rechnet die CPU</text:p>
      <text:p text:style-name="P2"><text:tab/><text:tab/>-Macht man heute, weil man keine speziellen Compiler braucht.</text:p>
      <text:p text:style-name="P2"><text:tab/><text:tab/>-Sind “transparent”</text:p>
      <text:p text:style-name="P2"><text:tab/>Superskalarer Compiler</text:p>
      <text:p text:style-name="P2"><text:tab/><text:tab/>-Macht immer aus Befehlen die sich zusammen ausführen lassen ein Befehl</text:p>
      <text:p text:style-name="P2"><text:tab/><text:tab/>-CPU muss das nich mehr machen</text:p>
      <text:p text:style-name="P2"><text:tab/><text:tab/>-Kann mehr als nur die nächsten paar Befehle betrachten (den ganzen Code)</text:p>
      <text:p text:style-name="P2"><text:tab/>Out of Order Analyse:</text:p>
      <text:p text:style-name="P2"><text:tab/><text:tab/>-Befehl Abhängigkeiten zu anderen Befehlen festlegen</text:p>
      <text:p text:style-name="P2"><text:tab/><text:tab/>-Wenn </text:p>
      <text:p text:style-name="P2"><text:tab/>-Maximale Efficiency verbesserung = Menge der ALUs</text:p>
      <text:p text:style-name="P2"/>
      <text:p text:style-name="P2"><text:tab/>Out of Order Compiler:</text:p>
      <text:p text:style-name="P2"><text:tab/><text:tab/>VLIW erstes solches Verfahren → Very Long Instruction Word (immer 24 Bytes lang</text:p>
      <text:p text:style-name="P2"><text:tab/><text:tab/><text:tab/>-Nur möglich für einen speziellen Prozessor</text:p>
      <text:p text:style-name="P2"><text:tab/><text:tab/>EPIC </text:p>
      <text:p text:style-name="P2"><text:tab/><text:tab/><text:tab/>-Für Prozessorgruppen (Nicht Prozessorfamillie)</text:p>
      <text:p text:style-name="P2"><text:tab/><text:tab/>Nachteile:</text:p>
      <text:p text:style-name="P2"><text:tab/><text:tab/><text:tab/>-Spezieller Compiler benötigt</text:p>
      <text:p text:style-name="P2"><text:tab/><text:tab/><text:tab/>-Nur für eine Prozessor Famillie (Optimal, für andere gehts vielleicht is aber <text:tab/><text:tab/><text:tab/>nicht optimal)</text:p>
      <text:p text:style-name="P2"><text:tab/><text:tab/><text:tab/>-Weil nicht alle Prozessoren gleichviele Befehle ausführen können</text:p>
      <text:p text:style-name="P2"><text:tab/><text:tab/><text:tab/>-Und nicht alle Befehle immer gleich schnell</text:p>
      <text:p text:style-name="P2"><text:tab/><text:tab/>Für GPUs durchgesetzt ← schneller deswegen</text:p>
      <text:p text:style-name="P2"/>
      <text:p text:style-name="P2">Vektor-Prozessierung</text:p>
      <text:p text:style-name="P2"><text:tab/>-Vektor statt Skalaren als Input und Output</text:p>
      <text:p text:style-name="P2"><text:tab/>-VPU analysiert Größe des Vektors, weil Mehr Dimensionen sein können als Execution Unit</text:p>
      <text:p text:style-name="P2"><text:tab/>-Vektor Register hat maximale Größe</text:p>
      <text:p text:style-name="P2"><text:tab/>-Nachteile</text:p>
      <text:p text:style-name="P2"><text:tab/><text:tab/>-Muss definiert werden wie ein Vektor definiert wird</text:p>
      <text:p text:style-name="P2"><text:tab/><text:tab/><text:tab/>-Is eigentlich aufgabe von Programmiersprachen</text:p>
      <text:p text:style-name="P2"><text:tab/><text:tab/><text:tab/>-Geht nur mit Primitiven Sprachen</text:p>
      <text:p text:style-name="P2"><text:tab/><text:tab/>-Nicht sehr viel besser</text:p>
      <text:p text:style-name="P2"><text:tab/>-Gibts heutzutage überall, weil CPU herstellern nichts mehr einfällt</text:p>
      <text:p text:style-name="P2"/>
      <text:p text:style-name="P2">Synergistische Execution Units SXU</text:p>
      <text:p text:style-name="P2"><text:tab/>-VPUs campen auf Child EUS obwohl CPUs alle braucht</text:p>
      <text:p text:style-name="P2"><text:tab/><text:tab/>→ ALUs usw. Rausbringen zu einer durch BUS erreichbaren Komponente</text:p>
      <text:p text:style-name="P2"><text:tab/>-Sind E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6:13:26.85</meta:creation-date>
    <dc:date>2015-04-24T16:08:55.38</dc:date>
    <meta:editing-duration>PT1H34M14S</meta:editing-duration>
    <meta:editing-cycles>14</meta:editing-cycles>
    <meta:generator>OpenOffice.org/3.4.1$Win32 OpenOffice.org_project/341m1$Build-9593</meta:generator>
    <meta:document-statistic meta:table-count="0" meta:image-count="0" meta:object-count="0" meta:page-count="1" meta:paragraph-count="46" meta:word-count="277" meta:character-count="1995"/>
  </office:meta>
</office:document-meta>
</file>